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b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rche d’Irthélys</text:h>
      <text:p text:style-name="Text_20_body">À l’est du continent s’étend une région appelée <text:span text:style-name="Strong_20_Emphasis">La Marche d’Irthélys</text:span>.</text:p>
      <text:p text:style-name="P1">Ce n’est ni un royaume puissant ni une terre sauvage.</text:p>
      <text:p text:style-name="P1">C’est une frontière.</text:p>
      <text:p text:style-name="P1">Une vaste étendue de collines d’herbes argentées, balayées par des vents constants.</text:p>
      <text:p text:style-name="P1">Au crépuscule, l’herbe reflète la lumière comme une mer immobile.</text:p>
      <text:p text:style-name="Text_20_body">Mais ce n’est pas la beauté qui rend Irthélys célèbre.</text:p>
      <text:p text:style-name="Text_20_body">C’est le phénomène des <text:span text:style-name="Strong_20_Emphasis">Ciels Fendus</text:span>.</text:p>
      <text:p text:style-name="P1">À certaines nuits imprévisibles,</text:p>
      <text:p text:style-name="P1">des fissures lumineuses apparaissent dans les nuages.</text:p>
      <text:p text:style-name="P1">Pas aussi vastes que la Plaie du Ciel.</text:p>
      <text:p text:style-name="P1">Plus fines.</text:p>
      <text:p text:style-name="P1">Plus instables.</text:p>
      <text:p text:style-name="Text_20_body">Elles ne mènent pas toujours au même endroit.</text:p>
      <text:p text:style-name="P1">Parfois, une lueur étrangère en tombe.</text:p>
      <text:p text:style-name="P1">Parfois, un souffle.</text:p>
      <text:p text:style-name="P1">Parfois, une pluie de cendres froides.</text:p>
      <text:p text:style-name="Text_20_body">Les habitants d’Irthélys ont appris à vivre avec cela.</text:p>
      <text:p text:style-name="P1">Ils construisent leurs villages en cercles de pierre.</text:p>
      <text:p text:style-name="P1">Ils ne ferment jamais complètement leurs portes.</text:p>
      <text:p text:style-name="P1">Et ils ne nomment pas les choses qu’ils voient descendre des ciels fendus.</text:p>
      <text:p text:style-name="Horizontal_20_Line"/>
      <text:h text:style-name="Heading_20_2" text:outline-level="2">Le Sanctuaire de Vent-Serein</text:h>
      <text:p text:style-name="Text_20_body">Au sommet de la plus haute colline se trouve un ancien sanctuaire circulaire.</text:p>
      <text:p text:style-name="P1">Aucune statue.</text:p>
      <text:p text:style-name="P1">Aucun dieu représenté.</text:p>
      <text:p text:style-name="Text_20_body">Seulement trois pierres dressées, orientées vers trois directions différentes.</text:p>
      <text:p text:style-name="P1">Certains disent que lorsque les fissures apparaissent dans le ciel,</text:p>
      <text:p text:style-name="P1">les pierres vibrent légèrement.</text:p>
      <text:p text:style-name="P1">D’autres jurent avoir vu, au loin,</text:p>
      <text:p text:style-name="P1"><text:soft-page-break/>une immense silhouette traverser les nuages.</text:p>
      <text:p text:style-name="Text_20_body">Mais à Irthélys, on ne prononce pas les noms des Trois.</text:p>
      <text:p text:style-name="Text_20_body">On dit seulement :</text:p>
      <text:p text:style-name="Text_20_body">“Le vent porte des choses anciennes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07:01.085130800</meta:creation-date>
    <dc:date>2026-02-26T22:07:52.525460400</dc:date>
    <meta:editing-duration>PT50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33" meta:word-count="226" meta:character-count="1424" meta:non-whitespace-character-count="1231"/>
  </office:meta>
</office:document-meta>
</file>